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79mm"/>
    </style:style>
    <style:style style:name="co2" style:family="table-column">
      <style:table-column-properties fo:break-before="auto" style:column-width="14.5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/>
      <table:table table:name="buchstabenTabell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uchstabe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598" calcext:value-type="float">
            <text:p>559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824" calcext:value-type="float">
            <text:p>182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02" calcext:value-type="float">
            <text:p>8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830" calcext:value-type="float">
            <text:p>583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63" calcext:value-type="float">
            <text:p>176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735" calcext:value-type="float">
            <text:p>1973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3474" calcext:value-type="float">
            <text:p>4347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6359" calcext:value-type="float">
            <text:p>4635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3083" calcext:value-type="float">
            <text:p>7308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596" calcext:value-type="float">
            <text:p>559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1686" calcext:value-type="float">
            <text:p>2168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7462" calcext:value-type="float">
            <text:p>5746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910" calcext:value-type="float">
            <text:p>159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4010" calcext:value-type="float">
            <text:p>340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0122" calcext:value-type="float">
            <text:p>1012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16" calcext:value-type="float">
            <text:p>7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584" calcext:value-type="float">
            <text:p>405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7529" calcext:value-type="float">
            <text:p>275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8323" calcext:value-type="float">
            <text:p>1832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758" calcext:value-type="float">
            <text:p>875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3934" calcext:value-type="float">
            <text:p>1039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8052" calcext:value-type="float">
            <text:p>180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7391" calcext:value-type="float">
            <text:p>173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166" calcext:value-type="float">
            <text:p>1316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7898" calcext:value-type="float">
            <text:p>578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89" calcext:value-type="float">
            <text:p>8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62" calcext:value-type="float">
            <text:p>16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057" calcext:value-type="float">
            <text:p>505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02" calcext:value-type="float">
            <text:p>80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98" calcext:value-type="float">
            <text:p>14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428" calcext:value-type="float">
            <text:p>242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561" calcext:value-type="float">
            <text:p>1356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803" calcext:value-type="float">
            <text:p>480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744" calcext:value-type="float">
            <text:p>37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771" calcext:value-type="float">
            <text:p>17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173" calcext:value-type="float">
            <text:p>31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092" calcext:value-type="float">
            <text:p>809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345" calcext:value-type="float">
            <text:p>53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7141" calcext:value-type="float">
            <text:p>714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58" calcext:value-type="float">
            <text:p>295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05" calcext:value-type="float">
            <text:p>120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539" calcext:value-type="float">
            <text:p>653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501" calcext:value-type="float">
            <text:p>450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073" calcext:value-type="float">
            <text:p>40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390" calcext:value-type="float">
            <text:p>33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042" calcext:value-type="float">
            <text:p>404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37" calcext:value-type="float">
            <text:p>233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128" calcext:value-type="float">
            <text:p>81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029" calcext:value-type="float">
            <text:p>602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float" office:value="3649" calcext:value-type="float">
            <text:p>364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style-name="ce2" office:value-type="string" calcext:value-type="string">
            <text:p>9</text:p>
          </table:table-cell>
          <table:table-cell office:value-type="float" office:value="15874" calcext:value-type="float">
            <text:p>1587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string" calcext:value-type="string">
            <text:p>8</text:p>
          </table:table-cell>
          <table:table-cell office:value-type="float" office:value="14510" calcext:value-type="float">
            <text:p>145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style-name="ce2" office:value-type="string" calcext:value-type="string">
            <text:p>7</text:p>
          </table:table-cell>
          <table:table-cell office:value-type="float" office:value="16317" calcext:value-type="float">
            <text:p>1631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float" office:value="2648" calcext:value-type="float">
            <text:p>264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style-name="ce2" office:value-type="string" calcext:value-type="string">
            <text:p>6</text:p>
          </table:table-cell>
          <table:table-cell office:value-type="float" office:value="16365" calcext:value-type="float">
            <text:p>163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5</text:p>
          </table:table-cell>
          <table:table-cell office:value-type="float" office:value="18138" calcext:value-type="float">
            <text:p>181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style-name="ce2" office:value-type="string" calcext:value-type="string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style-name="ce2" office:value-type="string" calcext:value-type="string">
            <text:p>3</text:p>
          </table:table-cell>
          <table:table-cell office:value-type="float" office:value="15465" calcext:value-type="float">
            <text:p>1546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string" calcext:value-type="string">
            <text:p>2</text:p>
          </table:table-cell>
          <table:table-cell office:value-type="float" office:value="16020" calcext:value-type="float">
            <text:p>160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office:value-type="float" office:value="19859" calcext:value-type="float">
            <text:p>198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style-name="ce2" office:value-type="string" calcext:value-type="string">
            <text:p>0</text:p>
          </table:table-cell>
          <table:table-cell office:value-type="float" office:value="10123" calcext:value-type="float">
            <text:p>101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7374" calcext:value-type="float">
            <text:p>737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366" calcext:value-type="float">
            <text:p>336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88000" calcext:value-type="float">
            <text:p>88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float" office:value="94" calcext:value-type="float">
            <text:p>9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float" office:value="830" calcext:value-type="float">
            <text:p>83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3700" calcext:value-type="float">
            <text:p>337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ß</text:p>
          </table:table-cell>
          <table:table-cell office:value-type="float" office:value="1946" calcext:value-type="float">
            <text:p>194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float" office:value="55" calcext:value-type="float">
            <text:p>5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float" office:value="46" calcext:value-type="float">
            <text:p>4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9297" calcext:value-type="float">
            <text:p>9297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9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abell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uchstabe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3934" calcext:value-type="float">
            <text:p>1039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88000" calcext:value-type="float">
            <text:p>88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3083" calcext:value-type="float">
            <text:p>7308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7898" calcext:value-type="float">
            <text:p>5789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57462" calcext:value-type="float">
            <text:p>5746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6359" calcext:value-type="float">
            <text:p>4635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43474" calcext:value-type="float">
            <text:p>4347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0584" calcext:value-type="float">
            <text:p>405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4010" calcext:value-type="float">
            <text:p>3401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33700" calcext:value-type="float">
            <text:p>337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7529" calcext:value-type="float">
            <text:p>2752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22000" calcext:value-type="float">
            <text:p>22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21686" calcext:value-type="float">
            <text:p>2168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string" calcext:value-type="string">
            <text:p>1</text:p>
          </table:table-cell>
          <table:table-cell office:value-type="float" office:value="19859" calcext:value-type="float">
            <text:p>198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9735" calcext:value-type="float">
            <text:p>1973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8323" calcext:value-type="float">
            <text:p>1832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style-name="ce2" office:value-type="string" calcext:value-type="string">
            <text:p>5</text:p>
          </table:table-cell>
          <table:table-cell office:value-type="float" office:value="18138" calcext:value-type="float">
            <text:p>181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8052" calcext:value-type="float">
            <text:p>180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7391" calcext:value-type="float">
            <text:p>173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2" office:value-type="string" calcext:value-type="string">
            <text:p>6</text:p>
          </table:table-cell>
          <table:table-cell office:value-type="float" office:value="16365" calcext:value-type="float">
            <text:p>163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string" calcext:value-type="string">
            <text:p>7</text:p>
          </table:table-cell>
          <table:table-cell office:value-type="float" office:value="16317" calcext:value-type="float">
            <text:p>1631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string" calcext:value-type="string">
            <text:p>2</text:p>
          </table:table-cell>
          <table:table-cell office:value-type="float" office:value="16020" calcext:value-type="float">
            <text:p>160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910" calcext:value-type="float">
            <text:p>1591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string" calcext:value-type="string">
            <text:p>9</text:p>
          </table:table-cell>
          <table:table-cell office:value-type="float" office:value="15874" calcext:value-type="float">
            <text:p>1587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string" calcext:value-type="string">
            <text:p>3</text:p>
          </table:table-cell>
          <table:table-cell office:value-type="float" office:value="15465" calcext:value-type="float">
            <text:p>1546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string" calcext:value-type="string">
            <text:p>8</text:p>
          </table:table-cell>
          <table:table-cell office:value-type="float" office:value="14510" calcext:value-type="float">
            <text:p>1451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561" calcext:value-type="float">
            <text:p>1356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3166" calcext:value-type="float">
            <text:p>1316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string" calcext:value-type="string">
            <text:p>0</text:p>
          </table:table-cell>
          <table:table-cell office:value-type="float" office:value="10123" calcext:value-type="float">
            <text:p>101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0122" calcext:value-type="float">
            <text:p>1012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float" office:value="9297" calcext:value-type="float">
            <text:p>9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758" calcext:value-type="float">
            <text:p>875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8128" calcext:value-type="float">
            <text:p>81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092" calcext:value-type="float">
            <text:p>809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7374" calcext:value-type="float">
            <text:p>737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7141" calcext:value-type="float">
            <text:p>714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6539" calcext:value-type="float">
            <text:p>653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029" calcext:value-type="float">
            <text:p>602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830" calcext:value-type="float">
            <text:p>583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5598" calcext:value-type="float">
            <text:p>559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5596" calcext:value-type="float">
            <text:p>559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345" calcext:value-type="float">
            <text:p>53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5057" calcext:value-type="float">
            <text:p>505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803" calcext:value-type="float">
            <text:p>480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501" calcext:value-type="float">
            <text:p>450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073" calcext:value-type="float">
            <text:p>407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042" calcext:value-type="float">
            <text:p>404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744" calcext:value-type="float">
            <text:p>37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float" office:value="3649" calcext:value-type="float">
            <text:p>364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390" calcext:value-type="float">
            <text:p>33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3366" calcext:value-type="float">
            <text:p>336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3173" calcext:value-type="float">
            <text:p>317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958" calcext:value-type="float">
            <text:p>295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float" office:value="2648" calcext:value-type="float">
            <text:p>264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428" calcext:value-type="float">
            <text:p>242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37" calcext:value-type="float">
            <text:p>233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ß</text:p>
          </table:table-cell>
          <table:table-cell office:value-type="float" office:value="1946" calcext:value-type="float">
            <text:p>194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824" calcext:value-type="float">
            <text:p>182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1771" calcext:value-type="float">
            <text:p>177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63" calcext:value-type="float">
            <text:p>176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498" calcext:value-type="float">
            <text:p>149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05" calcext:value-type="float">
            <text:p>120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889" calcext:value-type="float">
            <text:p>8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float" office:value="830" calcext:value-type="float">
            <text:p>83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802" calcext:value-type="float">
            <text:p>80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802" calcext:value-type="float">
            <text:p>80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716" calcext:value-type="float">
            <text:p>7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62" calcext:value-type="float">
            <text:p>16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é</text:p>
          </table:table-cell>
          <table:table-cell office:value-type="float" office:value="94" calcext:value-type="float">
            <text:p>9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Ö</text:p>
          </table:table-cell>
          <table:table-cell office:value-type="float" office:value="55" calcext:value-type="float">
            <text:p>55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Ä</text:p>
          </table:table-cell>
          <table:table-cell office:value-type="float" office:value="46" calcext:value-type="float">
            <text:p>4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Ü</text:p>
          </table:table-cell>
          <table:table-cell office:value-type="float" office:value="29" calcext:value-type="float">
            <text:p>2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number-rows-repeated="104849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1" table:target-range-address="Tabelle2.A1:Tabelle2.C7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editing-duration>PT6M5S</meta:editing-duration>
    <dc:date>2015-12-20T20:14:03.507772265</dc:date>
    <dc:creator>Frank Baethge</dc:creator>
    <meta:document-statistic meta:table-count="2" meta:cell-count="470" meta:object-count="0"/>
    <meta:generator>LibreOffice/5.0.4.1$Linux_X86_64 LibreOffice_project/00m0$Build-1</meta:generator>
  </office:meta>
</office:document-meta>
</file>